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linear_intro" table:style-name="ta1">
        <table:shapes>
          <draw:frame draw:z-index="0" draw:style-name="gr1" draw:text-style-name="P1" svg:width="453.43pt" svg:height="255.23pt" svg:x="191.2pt" svg:y="17.32pt">
            <loext:p draw:notify-on-update-of-ranges="loglinear_intro.A1:loglinear_intro.A11 loglinear_intro.B1:loglinear_intro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23pt" svg:x="176.37pt" svg:y="316.23pt">
            <loext:p draw:notify-on-update-of-ranges="loglinear_intro.A27:loglinear_intro.A37 loglinear_intro.B27:loglinear_intro.B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Big O(n^2)</text:p>
          </table:table-cell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BigO(n)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1:00:49.172684695</dc:date>
    <meta:editing-duration>PT7M41S</meta:editing-duration>
    <meta:editing-cycles>2</meta:editing-cycles>
    <meta:generator>LibreOffice/5.1.6.2$Linux_X86_64 LibreOffice_project/10m0$Build-2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3.145cm" svg:y="3.954cm" style:legend-expansion="high" chart:style-name="ch2"/>
        <chart:plot-area chart:style-name="ch3" table:cell-range-address="loglinear_intro.A1:loglinear_intro.B11" svg:x="0.319cm" svg:y="0.18cm" svg:width="12.507cm" svg:height="8.645cm">
          <chartooo:coordinate-region svg:x="1.126cm" svg:y="0.38cm" svg:width="11.32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linear_intro.A1:loglinear_intro.A11" chart:class="chart:line">
            <chart:data-point chart:repeated="11"/>
          </chart:series>
          <chart:series chart:style-name="ch7" chart:values-cell-range-address="loglinear_intro.B1:loglinear_intro.B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linear_intro.A1:loglinear_intro.A11</svg:desc>
                </draw:g>
              </table:table-cell>
              <table:table-cell office:value-type="float" office:value="1">
                <text:p>1</text:p>
                <draw:g>
                  <svg:desc>loglinear_intro.B1:loglinear_intro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3.145cm" svg:y="3.954cm" style:legend-expansion="high" chart:style-name="ch2"/>
        <chart:plot-area chart:style-name="ch3" table:cell-range-address="loglinear_intro.A27:loglinear_intro.B37" svg:x="0.319cm" svg:y="0.18cm" svg:width="12.507cm" svg:height="8.645cm">
          <chartooo:coordinate-region svg:x="0.755cm" svg:y="0.379cm" svg:width="11.69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linear_intro.A27:loglinear_intro.A37" chart:class="chart:line">
            <chart:data-point chart:repeated="11"/>
          </chart:series>
          <chart:series chart:style-name="ch7" chart:values-cell-range-address="loglinear_intro.B27:loglinear_intro.B37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linear_intro.A27:loglinear_intro.A37</svg:desc>
                </draw:g>
              </table:table-cell>
              <table:table-cell office:value-type="float" office:value="0">
                <text:p>0</text:p>
                <draw:g>
                  <svg:desc>loglinear_intro.B27:loglinear_intro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